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d57" officeooo:paragraph-rsid="000a1d57"/>
    </style:style>
    <style:style style:name="P2" style:family="paragraph" style:parent-style-name="Standard">
      <style:paragraph-properties fo:text-align="center" style:justify-single-word="false"/>
      <style:text-properties officeooo:rsid="000a1d57" officeooo:paragraph-rsid="000a1d57"/>
    </style:style>
    <style:style style:name="P3" style:family="paragraph" style:parent-style-name="Standard">
      <style:paragraph-properties fo:text-align="start" style:justify-single-word="false"/>
      <style:text-properties officeooo:rsid="000a1d57" officeooo:paragraph-rsid="000a1d57"/>
    </style:style>
    <style:style style:name="P4" style:family="paragraph" style:parent-style-name="Standard">
      <style:paragraph-properties fo:text-align="start" style:justify-single-word="false"/>
      <style:text-properties officeooo:rsid="000cea43" officeooo:paragraph-rsid="000cea43"/>
    </style:style>
    <style:style style:name="P5" style:family="paragraph" style:parent-style-name="Standard">
      <style:paragraph-properties fo:text-align="start" style:justify-single-word="false"/>
      <style:text-properties officeooo:rsid="000cea43" officeooo:paragraph-rsid="000d246c"/>
    </style:style>
    <style:style style:name="P6" style:family="paragraph" style:parent-style-name="Standard">
      <style:paragraph-properties fo:text-align="start" style:justify-single-word="false"/>
      <style:text-properties officeooo:rsid="000cea43" officeooo:paragraph-rsid="0018a2f4"/>
    </style:style>
    <style:style style:name="P7" style:family="paragraph" style:parent-style-name="Standard">
      <style:paragraph-properties fo:text-align="start" style:justify-single-word="false"/>
      <style:text-properties officeooo:paragraph-rsid="00175c17"/>
    </style:style>
    <style:style style:name="P8" style:family="paragraph" style:parent-style-name="Standard">
      <style:paragraph-properties fo:text-align="start" style:justify-single-word="false"/>
      <style:text-properties officeooo:paragraph-rsid="0020a893"/>
    </style:style>
    <style:style style:name="P9" style:family="paragraph" style:parent-style-name="Standard">
      <style:paragraph-properties fo:text-align="start" style:justify-single-word="false"/>
      <style:text-properties officeooo:paragraph-rsid="00219786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096ca" officeooo:paragraph-rsid="000d24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1a462" officeooo:paragraph-rsid="000d24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0d24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1467c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944c1" officeooo:paragraph-rsid="001467c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175c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1eb4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20a89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c452c" officeooo:paragraph-rsid="00175c1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0d246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467ca" officeooo:paragraph-rsid="001467c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bd11f" officeooo:paragraph-rsid="00175c17" style:font-weight-asian="normal" style:font-weight-complex="normal"/>
    </style:style>
    <style:style style:name="T1" style:family="text">
      <style:text-properties officeooo:rsid="000b5907"/>
    </style:style>
    <style:style style:name="T2" style:family="text">
      <style:text-properties officeooo:rsid="000d246c"/>
    </style:style>
    <style:style style:name="T3" style:family="text">
      <style:text-properties style:text-underline-style="none" fo:font-weight="normal" officeooo:rsid="002096ca" style:font-weight-asian="normal" style:font-weight-complex="normal"/>
    </style:style>
    <style:style style:name="T4" style:family="text">
      <style:text-properties officeooo:rsid="000f1957"/>
    </style:style>
    <style:style style:name="T5" style:family="text">
      <style:text-properties officeooo:rsid="00127fd4"/>
    </style:style>
    <style:style style:name="T6" style:family="text">
      <style:text-properties style:text-line-through-style="none" style:text-line-through-type="none" style:text-underline-style="none" fo:font-weight="normal" officeooo:rsid="003a8a6f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1978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1a7b6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21f131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238029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2cffd3" style:font-weight-asian="normal" style:font-weight-complex="normal"/>
    </style:style>
    <style:style style:name="T12" style:family="text">
      <style:text-properties style:text-line-through-style="none" style:text-line-through-type="none" officeooo:rsid="003944c1"/>
    </style:style>
    <style:style style:name="T13" style:family="text">
      <style:text-properties style:text-line-through-style="none" style:text-line-through-type="none" officeooo:rsid="001467ca"/>
    </style:style>
    <style:style style:name="T14" style:family="text">
      <style:text-properties style:text-line-through-style="none" style:text-line-through-type="none" officeooo:rsid="0015c333"/>
    </style:style>
    <style:style style:name="T15" style:family="text">
      <style:text-properties style:text-line-through-style="none" style:text-line-through-type="none" style:font-name="monospace" fo:font-size="11.25pt" style:text-underline-style="none" fo:font-weight="normal" officeooo:rsid="0021f131" style:font-weight-asian="normal" style:font-weight-complex="normal"/>
    </style:style>
    <style:style style:name="T16" style:family="text">
      <style:text-properties officeooo:rsid="00175c17"/>
    </style:style>
    <style:style style:name="T17" style:family="text">
      <style:text-properties officeooo:rsid="003c452c"/>
    </style:style>
    <style:style style:name="T18" style:family="text">
      <style:text-properties officeooo:rsid="0018a2f4"/>
    </style:style>
    <style:style style:name="T19" style:family="text">
      <style:text-properties officeooo:rsid="001a0dc4"/>
    </style:style>
    <style:style style:name="T20" style:family="text">
      <style:text-properties officeooo:rsid="001bd11f"/>
    </style:style>
    <style:style style:name="T21" style:family="text">
      <style:text-properties officeooo:rsid="001c223a"/>
    </style:style>
    <style:style style:name="T22" style:family="text">
      <style:text-properties officeooo:rsid="001de1fc"/>
    </style:style>
    <style:style style:name="T23" style:family="text">
      <style:text-properties officeooo:rsid="001f359c"/>
    </style:style>
    <style:style style:name="T24" style:family="text">
      <style:text-properties officeooo:rsid="00238029"/>
    </style:style>
    <style:style style:name="T25" style:family="text">
      <style:text-properties officeooo:rsid="00255f0e"/>
    </style:style>
    <style:style style:name="T26" style:family="text">
      <style:text-properties officeooo:rsid="00299941"/>
    </style:style>
    <style:style style:name="T27" style:family="text">
      <style:text-properties officeooo:rsid="002b8f63"/>
    </style:style>
    <style:style style:name="T28" style:family="text">
      <style:text-properties officeooo:rsid="002c0dbe"/>
    </style:style>
    <style:style style:name="T29" style:family="text">
      <style:text-properties officeooo:rsid="002d8939"/>
    </style:style>
    <style:style style:name="T30" style:family="text">
      <style:text-properties officeooo:rsid="0030e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 <text:span text:style-name="T30">Ludovic</text:span></text:p>
      <text:p text:style-name="P1">Moissonnier Shane</text:p>
      <text:p text:style-name="P1">No<text:span text:style-name="T1">el-l</text:span>ardin Thomas</text:p>
      <text:p text:style-name="P1">Martinez Anthony </text:p>
      <text:p text:style-name="P1"/>
      <text:p text:style-name="P1"/>
      <text:p text:style-name="P1"/>
      <text:p text:style-name="P2">Compte-rendu séance 3 :</text:p>
      <text:p text:style-name="P2"/>
      <text:p text:style-name="P2"/>
      <text:p text:style-name="P3"/>
      <text:p text:style-name="P6"><text:tab/><text:span text:style-name="T18">Rappel séance 2 :</text:span></text:p>
      <text:p text:style-name="P6"><text:tab/><text:tab/></text:p>
      <text:p text:style-name="P6"><text:tab/>Depuis le début du projet nous avons commencé à enlever <text:span text:style-name="T2">des bugs au programme et nous avons rendu le code modulaire.</text:span></text:p>
      <text:p text:style-name="P4"/>
      <text:p text:style-name="P4"><text:tab/><text:span text:style-name="T2">Voici une liste des bugs que nous avons corrigé :</text:span></text:p>
      <text:p text:style-name="P5"><text:tab/><text:tab/>- <text:span text:style-name="T3">warning : implicit declaration of function ‘setCharnum’</text:span></text:p>
      <text:p text:style-name="P10"><text:tab/><text:tab/>- warning : conflicting types for ‘setCharnum ‘</text:p>
      <text:p text:style-name="P10"><text:tab/><text:tab/>- In function ‘compareWord’:</text:p>
      <text:p text:style-name="P11"><text:tab/> <text:s/><text:tab/><text:tab/>warning : unused variable ‘j’</text:p>
      <text:p text:style-name="P11"><text:tab/><text:tab/><text:tab/>int i, j = 0;</text:p>
      <text:p text:style-name="P12"><text:tab/><text:tab/>- In function ‘getSizeMaillon’:</text:p>
      <text:p text:style-name="P12"><text:tab/><text:tab/><text:tab/>dico.c:175:1: warning: control reaches end of non-void function</text:p>
      <text:p text:style-name="P12"><text:tab/><text:tab/>- <text:span text:style-name="T4">On a aussi obtenu une erreur de segmentation lors de la première exécution que nous avons réglé en contrôlant l’ouverture des fichiers.</text:span></text:p>
      <text:p text:style-name="P12"/>
      <text:p text:style-name="P12"><text:tab/><text:span text:style-name="T5">Par la suite nous avons changé la fonction main pour qu’elle puisse prendre en argument le fichier que l’on souhaite trier dans le dictionnaire :</text:span></text:p>
      <text:p text:style-name="P13"><text:tab/><text:span text:style-name="T12">int main(int argc, char* argv[]) </text:span><text:span text:style-name="T13">{</text:span></text:p>
      <text:p text:style-name="P13"><text:span text:style-name="T13"><text:tab/><text:tab/></text:span><text:span text:style-name="T12">if (argc &lt; 2){ //</text:span><text:span text:style-name="T14">On contrôle qu’on ai le bon nombre d’argument</text:span></text:p>
      <text:p text:style-name="P14"><text:s text:c="8"/><text:tab/><text:tab/><text:tab/>printf("Vous avez oublié le nom du fichier d'entrée : \n\t./%s &lt;NOM_FICHIER&gt;\n", argv[0]);</text:p>
      <text:p text:style-name="P14"><text:s text:c="8"/><text:tab/><text:tab/><text:tab/>exit(0);</text:p>
      <text:p text:style-name="P20"><text:s text:c="2"/><text:tab/><text:tab/>}</text:p>
      <text:p text:style-name="P20"><text:tab/><text:tab/>...</text:p>
      <text:p text:style-name="P20"/>
      <text:p text:style-name="P20"><text:tab/>}</text:p>
      <text:p text:style-name="P12"><text:tab/></text:p>
      <text:p text:style-name="P12"><text:tab/><text:span text:style-name="T16">Et pour finir la séance 2 nous avons organisé notre projet. Voici la modularité que nous avons choisit :</text:span></text:p>
      <text:p text:style-name="P15"><text:tab/>main.c : contenant juste la fonction main</text:p>
      <text:p text:style-name="P18"><text:tab/>Et voici les différents fichier avec ce qu’ils contiennent :</text:p>
      <text:p text:style-name="P15"><text:tab/><text:tab/>- <text:span text:style-name="T17">charFunc.c : avec toutes les fonctions sur les caractères</text:span></text:p>
      <text:p text:style-name="P15"><text:tab/><text:tab/>- <text:span text:style-name="T17">conversion.c : avec toutes les fonctions de conversion</text:span></text:p>
      <text:p text:style-name="P15"><text:tab/><text:tab/>- <text:span text:style-name="T17">dataStruct.h : un fichier contenant les différentes structures</text:span></text:p>
      <text:p text:style-name="P15"><text:tab/><text:tab/>- <text:span text:style-name="T17">dico.c : avec les fonctions sur le dictionnaire</text:span></text:p>
      <text:p text:style-name="P15"><text:tab/><text:tab/>- <text:span text:style-name="T17">globals.h : contenant toutes les variables globales</text:span></text:p>
      <text:p text:style-name="P15"><text:tab/><text:tab/>- <text:span text:style-name="T17">macro.h : contenant tous les macros</text:span></text:p>
      <text:p text:style-name="P15"><text:tab/><text:tab/>- <text:span text:style-name="T17">maillon.c : contient les fonctions sur les maillons</text:span></text:p>
      <text:p text:style-name="P15"><text:tab/><text:tab/>- <text:span text:style-name="T17">wordFunc.c : contient les fonctions sur les mots</text:span></text:p>
      <text:p text:style-name="P15"/>
      <text:p text:style-name="P15"><text:soft-page-break/></text:p>
      <text:p text:style-name="P15"><text:tab/><text:span text:style-name="T19">Le but de la séance 3 était de créer des dossiers pour avoir une meilleure organisation dans notre projet, et aussi de créer une bibliothèque contenant les fonctions que nous allons réutiliser.</text:span></text:p>
      <text:p text:style-name="P15"/>
      <text:p text:style-name="P15"><text:tab/><text:span text:style-name="T20">Voici l’arbre contenant la structure du projet :</text:span></text:p>
      <text:p text:style-name="P15">.</text:p>
      <text:p text:style-name="P15">├── compte-rendu.odt</text:p>
      <text:p text:style-name="P16">├── dictionnaires.txt<text:tab/><text:tab/>//<text:span text:style-name="T23">Fichier de sortie contenant le dictionnaire créé</text:span></text:p>
      <text:p text:style-name="P15">├── donnees <text:tab/><text:tab/><text:tab/>//<text:span text:style-name="T20">Contient tous les fichiers tests</text:span></text:p>
      <text:p text:style-name="P15">│   ├── diction.txt</text:p>
      <text:p text:style-name="P15">│   ├── hugo1.txt</text:p>
      <text:p text:style-name="P15">│   ├── hugo.txt</text:p>
      <text:p text:style-name="P15">│   ├── orwell.txt</text:p>
      <text:p text:style-name="P15">│   └── wells.txt</text:p>
      <text:p text:style-name="P15">├── main <text:tab/><text:tab/><text:tab/>//<text:span text:style-name="T21">Exécutable créé par le Makefile</text:span></text:p>
      <text:p text:style-name="P15">├── Makefile<text:tab/><text:tab/>//<text:span text:style-name="T21">Makefile (code donné plus bas)</text:span></text:p>
      <text:p text:style-name="P15">├── my_header<text:tab/><text:tab/>//<text:span text:style-name="T22">Dossier contenant tous les fichiers .h</text:span></text:p>
      <text:p text:style-name="P15">│   ├── charFunc.h</text:p>
      <text:p text:style-name="P15">│   ├── conversion.h</text:p>
      <text:p text:style-name="P15">│   ├── dataStruct.h</text:p>
      <text:p text:style-name="P15">│   ├── dico.h</text:p>
      <text:p text:style-name="P15">│   ├── globals.h</text:p>
      <text:p text:style-name="P15">│   ├── macro.h</text:p>
      <text:p text:style-name="P15">│   ├── maillon.h</text:p>
      <text:p text:style-name="P15">│   └── wordFunc.h</text:p>
      <text:p text:style-name="P9"><text:span text:style-name="T6">├── my_lib<text:tab/><text:tab/><text:tab/>//</text:span><text:span text:style-name="T7">Dossier contenant l</text:span><text:span text:style-name="T8">es bibliothèques statique et dynamique</text:span></text:p>
      <text:p text:style-name="P17">│   ├── libDynamique.so</text:p>
      <text:p text:style-name="P8"><text:span text:style-name="T6">│   ├── lib_obj<text:tab/><text:tab/>//</text:span><text:span text:style-name="T9">Contient tous les </text:span><text:span text:style-name="T10">fichiers objet</text:span><text:span text:style-name="T9"> </text:span><text:span text:style-name="T10">compilé avec l’option</text:span><text:span text:style-name="T9"> </text:span><text:span text:style-name="T15">-fPIC</text:span></text:p>
      <text:p text:style-name="P17">│   │   ├── charFunc.o</text:p>
      <text:p text:style-name="P17">│   │   ├── conversion.o</text:p>
      <text:p text:style-name="P17">│   │   ├── dico.o</text:p>
      <text:p text:style-name="P17">│   │   ├── maillon.o</text:p>
      <text:p text:style-name="P17">│   │   └── wordFunc.o</text:p>
      <text:p text:style-name="P17">│   └── libStatique.a</text:p>
      <text:p text:style-name="P17">├── my_obj<text:tab/><text:tab/><text:tab/>//<text:span text:style-name="T24">Contient tous les fichiers objets</text:span></text:p>
      <text:p text:style-name="P17">│   ├── charFunc.o</text:p>
      <text:p text:style-name="P17">│   ├── conversion.o</text:p>
      <text:p text:style-name="P17">│   ├── dico.o</text:p>
      <text:p text:style-name="P17">│   ├── maillon.o</text:p>
      <text:p text:style-name="P17">│   ├── main.o</text:p>
      <text:p text:style-name="P17">│   └── wordFunc.o</text:p>
      <text:p text:style-name="P17">├── my_src<text:tab/><text:tab/><text:tab/>//<text:span text:style-name="T25">Contient tous les codes sources</text:span></text:p>
      <text:p text:style-name="P17">│   ├── charFunc.c</text:p>
      <text:p text:style-name="P17">│   ├── conversion.c</text:p>
      <text:p text:style-name="P17">│   ├── dico.c</text:p>
      <text:p text:style-name="P17">│   ├── maillon.c</text:p>
      <text:p text:style-name="P17">│   ├── main.c</text:p>
      <text:p text:style-name="P17">│   └── wordFunc.c</text:p>
      <text:p text:style-name="P17">├── README</text:p>
      <text:p text:style-name="P17">├── test.txt</text:p>
      <text:p text:style-name="P17">└── toto.txt</text:p>
      <text:p text:style-name="P15"/>
      <text:p text:style-name="P21"><text:soft-page-break/><text:tab/>Voici le code de notre Makefile :</text:p>
      <text:p text:style-name="P15"/>
      <text:p text:style-name="P15">##################################################</text:p>
      <text:p text:style-name="P15">#<text:tab/>Compiler <text:span text:style-name="T26">bibliothèque</text:span> statique -&gt; make LIB=s</text:p>
      <text:p text:style-name="P15">#<text:tab/>Compiler <text:span text:style-name="T26">bibliothèque</text:span> dynamique -&gt; make LIB=d</text:p>
      <text:p text:style-name="P15">#<text:tab/>Par <text:span text:style-name="T26">défaut</text:span>, compile avec fichier locaux</text:p>
      <text:p text:style-name="P15">##################################################</text:p>
      <text:p text:style-name="P15"/>
      <text:p text:style-name="P15">INCLUDEDIR_1=my_header</text:p>
      <text:p text:style-name="P15">SRCDIR=my_src</text:p>
      <text:p text:style-name="P15">OBJDIR=my_obj</text:p>
      <text:p text:style-name="P15">LIBDIR=my_lib</text:p>
      <text:p text:style-name="P15"/>
      <text:p text:style-name="P15">CC=gcc</text:p>
      <text:p text:style-name="P15">SRCS=$(wildcard my_src/*.c)</text:p>
      <text:p text:style-name="P15">OBJS=$(SRCS:$(SRCDIR)/%.c=$(OBJDIR)/%.o)</text:p>
      <text:p text:style-name="P15">CFLAGS=-Wall -I $(INCLUDEDIR_1) -g</text:p>
      <text:p text:style-name="P15"/>
      <text:p text:style-name="P15"># Objets pour la bibliotèque statique</text:p>
      <text:p text:style-name="P15">OBJ_LIB=$(patsubst my_obj/main.o,,$(OBJS))</text:p>
      <text:p text:style-name="P15"/>
      <text:p text:style-name="P15"># Objets pour la bibliotèque dynamique</text:p>
      <text:p text:style-name="P15">SRCS2=$(patsubst my_src/main.c,,$(SRCS))</text:p>
      <text:p text:style-name="P15">OBJDIR2=$(LIBDIR)/lib_obj</text:p>
      <text:p text:style-name="P15">OBJ_LIB2=$(SRCS2:$(SRCDIR)/%.c=$(OBJDIR2)/%.o)</text:p>
      <text:p text:style-name="P15"/>
      <text:p text:style-name="P15"># Choisi l'option de linkage pour les <text:span text:style-name="T27">bibliothèques </text:span></text:p>
      <text:p text:style-name="P15">ifeq ($(LIB),s)</text:p>
      <text:p text:style-name="P15">LDFLAGS= -L $(LIBDIR)/ -static -lStatique</text:p>
      <text:p text:style-name="P15">endif</text:p>
      <text:p text:style-name="P15">ifeq ($(LIB),d)</text:p>
      <text:p text:style-name="P15">LDFLAGS= -L $(LIBDIR)/ -Wl,-Bdynamic -lDynamique</text:p>
      <text:p text:style-name="P15">endif</text:p>
      <text:p text:style-name="P15"/>
      <text:p text:style-name="P15">all: bibli2 bibli main </text:p>
      <text:p text:style-name="P15"/>
      <text:p text:style-name="P15"># Règle générique </text:p>
      <text:p text:style-name="P15"># Créer les fichiers objs à partir des sources (my_src) dans le répertoire my_obj</text:p>
      <text:p text:style-name="P15">$(OBJDIR)/%.o:$(SRCDIR)/%.c</text:p>
      <text:p text:style-name="P15"><text:tab/>$(CC) $(CFLAGS) -c $&lt; -o $@</text:p>
      <text:p text:style-name="P15"/>
      <text:p text:style-name="P15"># Compile le programme main avec les fichiers objs (my_obj)</text:p>
      <text:p text:style-name="P15">main:$(OBJS)</text:p>
      <text:p text:style-name="P15"><text:tab/>$(CC) $(OBJDIR)/* -o $@ $(LDFLAGS)</text:p>
      <text:p text:style-name="P15"/>
      <text:p text:style-name="P7"><text:span text:style-name="T6"># Créer la b</text:span><text:span text:style-name="T11">ibliothèque</text:span><text:span text:style-name="T6"> statique libStatique.a dans le répertoire my_lib</text:span></text:p>
      <text:p text:style-name="P15">bibli:$(OBJ_LIB)</text:p>
      <text:p text:style-name="P15"><text:tab/>ar r $(LIBDIR)/libStatique.a $(OBJ_LIB)</text:p>
      <text:p text:style-name="P15"/>
      <text:p text:style-name="P15"># Règle générique</text:p>
      <text:p text:style-name="P15"># Créer les fichiers objs à partir des sources (my_src) dans le répertoire my_lib/lib_obj</text:p>
      <text:p text:style-name="P15">$(OBJDIR2)/%.o: $(SRCDIR)/%.c</text:p>
      <text:p text:style-name="P15"><text:soft-page-break/><text:tab/>$(CC) $(CFLAGS) -fPIC -c $&lt; -o $@</text:p>
      <text:p text:style-name="P15"/>
      <text:p text:style-name="P15"># Crée <text:span text:style-name="T28">la bibliothèque </text:span>dynamique libDynamique.so dans le répertoire my_lib</text:p>
      <text:p text:style-name="P15"># récupère les fichiers objs dans le répertoire my_lib/lib_obj (OBJ_LIB2)</text:p>
      <text:p text:style-name="P15">bibli2:$(OBJ_LIB2)</text:p>
      <text:p text:style-name="P15"><text:tab/>$(CC) -shared -o $(LIBDIR)/libDynamique.so $(OBJ_LIB2)</text:p>
      <text:p text:style-name="P15"/>
      <text:p text:style-name="P15">clean:</text:p>
      <text:p text:style-name="P15"><text:tab/>-rm $(OBJDIR)/*.o $(LIBDIR)/*.* $(OBJDIR2)/*</text:p>
      <text:p text:style-name="P15"/>
      <text:p text:style-name="P15"/>
      <text:p text:style-name="P15"/>
      <text:p text:style-name="P15"><text:tab/><text:span text:style-name="T29">Actuellement notre projet compile, nous obtenons juste une erreur de segmentation lors de l’exécution du programme, lorsque le fichier d’entrée ne contient que 1 lign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2:14:29.662395657</meta:creation-date>
    <dc:date>2020-02-05T17:15:38.181779744</dc:date>
    <meta:editing-duration>PT4H32M36S</meta:editing-duration>
    <meta:editing-cycles>36</meta:editing-cycles>
    <meta:generator>LibreOffice/6.3.4.2$Linux_X86_64 LibreOffice_project/30$Build-2</meta:generator>
    <meta:document-statistic meta:table-count="0" meta:image-count="0" meta:object-count="0" meta:page-count="4" meta:paragraph-count="134" meta:word-count="725" meta:character-count="4978" meta:non-whitespace-character-count="4200"/>
  </office:meta>
</office:document-meta>
</file>